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61.54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60.7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95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8.42mm" fo:break-before="auto" style:use-optimal-row-height="true"/>
    </style:style>
    <style:style style:name="ro5" style:family="table-row">
      <style:table-row-properties style:row-height="22.9mm" fo:break-before="auto" style:use-optimal-row-height="true"/>
    </style:style>
    <style:style style:name="ro6" style:family="table-row">
      <style:table-row-properties style:row-height="9.53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23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gan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duct</text:p>
          </table:table-cell>
          <table:table-cell office:value-type="string" calcext:value-type="string">
            <text:p>reag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tfg</text:p>
          </table:table-cell>
          <table:table-cell office:value-type="string" calcext:value-type="string">
            <text:p>advantages</text:p>
          </table:table-cell>
          <table:table-cell office:value-type="string" calcext:value-type="string">
            <text:p>disadvantag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ss-Martin Oxidation, Dess-Martin Reac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alcohol (primary or secondary)</text:p>
          </table:table-cell>
          <table:table-cell office:value-type="string" calcext:value-type="string">
            <text:p>Dess-Martin periodinane, DMP</text:p>
          </table:table-cell>
          <table:table-cell office:value-type="string" calcext:value-type="string">
            <text:p>aldehyde or ketone</text:p>
          </table:table-cell>
          <table:table-cell/>
          <table:table-cell office:value-type="string" calcext:value-type="string">
            <text:p>epoxides, enolethers, furane, sulfides</text:p>
          </table:table-cell>
          <table:table-cell office:value-type="string" calcext:value-type="string">
            <text:p>DMP only reagent, DMP is powder, mild oxidative conditions</text:p>
          </table:table-cell>
          <table:table-cell office:value-type="string" calcext:value-type="string">
            <text:p>can leave traces of acetic acid behind, preparation of D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wern Oxidation, Swern Reac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alcohol (primary or secondary)</text:p>
          </table:table-cell>
          <table:table-cell office:value-type="string" calcext:value-type="string">
            <text:p>DMSO, oxalyl chloride, triethylamine</text:p>
          </table:table-cell>
          <table:table-cell office:value-type="string" calcext:value-type="string">
            <text:p>aldehyde or ketone</text:p>
          </table:table-cell>
          <table:table-cell office:value-type="string" calcext:value-type="string">
            <text:p>low temperature (-40°C), no water</text:p>
          </table:table-cell>
          <table:table-cell/>
          <table:table-cell office:value-type="string" calcext:value-type="string">
            <text:p>mild oxidateive conditions, no toxic compounds, metal free</text:p>
          </table:table-cell>
          <table:table-cell office:value-type="string" calcext:value-type="string">
            <text:p>three reagents needed, dry compounds neede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y-Griffith Oxidation, Ley-Griffith Reaction, Ley Oxid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alcohol (primary or secondary)</text:p>
          </table:table-cell>
          <table:table-cell office:value-type="string" calcext:value-type="string">
            <text:p>TPAP (Tetrapropylammonium perruthenate), NMO (N-methylmorpholine N-oxide) as reoxidizer</text:p>
          </table:table-cell>
          <table:table-cell office:value-type="string" calcext:value-type="string">
            <text:p>aldehyde or ketone</text:p>
          </table:table-cell>
          <table:table-cell/>
          <table:table-cell office:value-type="string" calcext:value-type="string">
            <text:p>silylethers, ketals, epoxides</text:p>
          </table:table-cell>
          <table:table-cell office:value-type="string" calcext:value-type="string">
            <text:p>very mild oxidative conditions, no toxic compounds, only catalytic amounts of oxidant</text:p>
          </table:table-cell>
          <table:table-cell office:value-type="string" calcext:value-type="string">
            <text:p>TPAP expensiv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hromium Mediated Reactions, PCC Oxidation, PDC-Oxidation, Corey-Suggs Oxid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alcohol (primary or secondary)</text:p>
          </table:table-cell>
          <table:table-cell office:value-type="string" calcext:value-type="string">
            <text:p>PCC (pyridinium chlorochromate), PDC (pyridinium dichromate)</text:p>
          </table:table-cell>
          <table:table-cell office:value-type="string" calcext:value-type="string">
            <text:p>aldehyde or ketone</text:p>
          </table:table-cell>
          <table:table-cell office:value-type="string" calcext:value-type="string">
            <text:p>RT, methylene chloride</text:p>
          </table:table-cell>
          <table:table-cell/>
          <table:table-cell office:value-type="string" calcext:value-type="string">
            <text:p>stable reagent</text:p>
          </table:table-cell>
          <table:table-cell office:value-type="string" calcext:value-type="string">
            <text:p>toxic chromium compound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Epp-Widlanski Oxid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alcohol (primary or secondary)</text:p>
          </table:table-cell>
          <table:table-cell office:value-type="string" calcext:value-type="string">
            <text:p>TEMPO (2,2,6,6-tetramethylpiperidin-1-oxyl), BAIB (bis(acetoxy)iodobenzene) as reoxidizer</text:p>
          </table:table-cell>
          <table:table-cell office:value-type="string" calcext:value-type="string">
            <text:p>aldehyde or ketone</text:p>
          </table:table-cell>
          <table:table-cell table:number-columns-repeated="2"/>
          <table:table-cell office:value-type="string" calcext:value-type="string">
            <text:p>high yields, selectivity towards primary alcohols possibl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lylic Oxidation, Benzylic Oxid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alcohol (allylic or benzylic)</text:p>
          </table:table-cell>
          <table:table-cell office:value-type="string" calcext:value-type="string">
            <text:p>manganese(IV) dioxide</text:p>
          </table:table-cell>
          <table:table-cell office:value-type="string" calcext:value-type="string">
            <text:p>aldehyde or ketone</text:p>
          </table:table-cell>
          <table:table-cell/>
          <table:table-cell office:value-type="string" calcext:value-type="string">
            <text:p>primary and secondary alcohols</text:p>
          </table:table-cell>
          <table:table-cell office:value-type="string" calcext:value-type="string">
            <text:p>selective towards other alcohol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innick Oxidation, Pinnick-Lindgren Oxid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aldehyde</text:p>
          </table:table-cell>
          <table:table-cell office:value-type="string" calcext:value-type="string">
            <text:p>sodium chlorite (oxidant), 2-methylbutene (scavenger for hypochloric acid byproduct), potassium dihydrogenphosphate (acid) </text:p>
          </table:table-cell>
          <table:table-cell office:value-type="string" calcext:value-type="string">
            <text:p>carboxylic acid</text:p>
          </table:table-cell>
          <table:table-cell office:value-type="string" calcext:value-type="string">
            <text:p>water/acetonitrile</text:p>
          </table:table-cell>
          <table:table-cell office:value-type="string" calcext:value-type="string">
            <text:p>hydroxides, epoxides, benzyl ethers, halides including iodides, stannan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olate Oxid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enolate</text:p>
          </table:table-cell>
          <table:table-cell office:value-type="string" calcext:value-type="string">
            <text:p>osmium tetroxide (catalyst), NMO (N-methylmorpholine N-oxide) as reoxidizer</text:p>
          </table:table-cell>
          <table:table-cell office:value-type="string" calcext:value-type="string">
            <text:p>alpha-hydroxycarbonyl (acyloine)</text:p>
          </table:table-cell>
          <table:table-cell/>
          <table:table-cell office:value-type="string" calcext:value-type="string">
            <text:p>silylethers, sulfonyls</text:p>
          </table:table-cell>
          <table:table-cell office:value-type="string" calcext:value-type="string">
            <text:p>syn-specific, only catalytic amounts of osmium tetroxide </text:p>
          </table:table-cell>
          <table:table-cell office:value-type="string" calcext:value-type="string">
            <text:p>osmium tetroxide is very toxic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nolate Oxid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enolate</text:p>
          </table:table-cell>
          <table:table-cell office:value-type="string" calcext:value-type="string">
            <text:p>base, molecular oxygen, triethoxyphosphane</text:p>
          </table:table-cell>
          <table:table-cell office:value-type="string" calcext:value-type="string">
            <text:p>alpha-hydroxycarbonyl (acyloine)</text:p>
          </table:table-cell>
          <table:table-cell office:value-type="string" calcext:value-type="string">
            <text:p>THF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avies Oxidation, Enolate Oxid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enolate (ketone, ester)</text:p>
          </table:table-cell>
          <table:table-cell office:value-type="string" calcext:value-type="string">
            <text:p>Davies reagent (2-(phenylsulfonyl)-3-phenyloxaziridine), base (e.g. KHDMS)</text:p>
          </table:table-cell>
          <table:table-cell office:value-type="string" calcext:value-type="string">
            <text:p>alpha-hydroxycarbonyl (acyloine)</text:p>
          </table:table-cell>
          <table:table-cell office:value-type="string" calcext:value-type="string">
            <text:p>THF, -78°C, less than 1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eyer-Villiger Oxidation</text:p>
          </table:table-cell>
          <table:table-cell office:value-type="string" calcext:value-type="string">
            <text:p>oxidation, oxidative cleavage</text:p>
          </table:table-cell>
          <table:table-cell office:value-type="string" calcext:value-type="string">
            <text:p>ketone, cyclic ketone, aldehyde</text:p>
          </table:table-cell>
          <table:table-cell office:value-type="string" calcext:value-type="string">
            <text:p>peroxyacids (peracids)</text:p>
          </table:table-cell>
          <table:table-cell office:value-type="string" calcext:value-type="string">
            <text:p>ester, lactone, carboxylic acid</text:p>
          </table:table-cell>
          <table:table-cell office:value-type="string" calcext:value-type="string">
            <text:p>RT or lower</text:p>
          </table:table-cell>
          <table:table-cell/>
          <table:table-cell office:value-type="string" calcext:value-type="string">
            <text:p>retention at migrating center</text:p>
          </table:table-cell>
          <table:table-cell office:value-type="string" calcext:value-type="string">
            <text:p>for aldehydes there are easier and more atom economic reaction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<text:span text:style-name="T1">Malaprade Oxidation, Malaprade Reaction, P</text:span>eriodate Cleavage, Glycol Cleavage</text:p>
          </table:table-cell>
          <table:table-cell office:value-type="string" calcext:value-type="string">
            <text:p>oxidative cleavage</text:p>
          </table:table-cell>
          <table:table-cell office:value-type="string" calcext:value-type="string">
            <text:p>1,2-diol (glycol)</text:p>
          </table:table-cell>
          <table:table-cell office:value-type="string" calcext:value-type="string">
            <text:p>sodium periodate, sodium hydrogencarbonate</text:p>
          </table:table-cell>
          <table:table-cell office:value-type="string" calcext:value-type="string">
            <text:p>aldehyde or ketone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alternative to ozono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riegee Oxidation, Criegee Reaction, Periodate Cleavage, Glycol Cleavage</text:p>
          </table:table-cell>
          <table:table-cell office:value-type="string" calcext:value-type="string">
            <text:p>oxidative cleavage</text:p>
          </table:table-cell>
          <table:table-cell office:value-type="string" calcext:value-type="string">
            <text:p>1,2-diol (glycol)</text:p>
          </table:table-cell>
          <table:table-cell office:value-type="string" calcext:value-type="string">
            <text:p>lead(IV) acetate</text:p>
          </table:table-cell>
          <table:table-cell office:value-type="string" calcext:value-type="string">
            <text:p>aldehyde or ketone</text:p>
          </table:table-cell>
          <table:table-cell table:number-columns-repeated="2"/>
          <table:table-cell office:value-type="string" calcext:value-type="string">
            <text:p>alternative to ozonolys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xidative Cleavage Of Double Bonds/Aromatics</text:p>
          </table:table-cell>
          <table:table-cell office:value-type="string" calcext:value-type="string">
            <text:p>oxidative cleavage</text:p>
          </table:table-cell>
          <table:table-cell office:value-type="string" calcext:value-type="string">
            <text:p>double bond, aromatic</text:p>
          </table:table-cell>
          <table:table-cell office:value-type="string" calcext:value-type="string">
            <text:p>osmium tetroxide/ruthenium tetroxide, sodium periodate</text:p>
          </table:table-cell>
          <table:table-cell office:value-type="string" calcext:value-type="string">
            <text:p>aldehyde or ketone, carboxylic acid</text:p>
          </table:table-cell>
          <table:table-cell office:value-type="string" calcext:value-type="string">
            <text:p>water, MeOH</text:p>
          </table:table-cell>
          <table:table-cell office:value-type="string" calcext:value-type="string">
            <text:p>silylethers, four-membered rings</text:p>
          </table:table-cell>
          <table:table-cell office:value-type="string" calcext:value-type="string">
            <text:p>also works with electron-rich heterocycles</text:p>
          </table:table-cell>
          <table:table-cell office:value-type="string" calcext:value-type="string">
            <text:p>toxic reagent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rown Hydroboration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double bond, olefin</text:p>
          </table:table-cell>
          <table:table-cell office:value-type="string" calcext:value-type="string">
            <text:p>borane</text:p>
          </table:table-cell>
          <table:table-cell office:value-type="string" calcext:value-type="string">
            <text:p>organoborane</text:p>
          </table:table-cell>
          <table:table-cell office:value-type="string" calcext:value-type="string">
            <text:p>RT or lower, THF</text:p>
          </table:table-cell>
          <table:table-cell/>
          <table:table-cell office:value-type="string" calcext:value-type="string">
            <text:p>highly stereo- (syn) and regio-selective (anti-Markovnikoff-product), starting materials for Suzuki coupling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own Hydroboration And Subsequent Oxidation</text:p>
          </table:table-cell>
          <table:table-cell table:style-name="ce3" office:value-type="string" calcext:value-type="string">
            <text:p>oxidation</text:p>
          </table:table-cell>
          <table:table-cell office:value-type="string" calcext:value-type="string">
            <text:p>organoborane</text:p>
          </table:table-cell>
          <table:table-cell office:value-type="string" calcext:value-type="string">
            <text:p>sodium hydroxide, hydrogen peroxide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stereocontrol with sterically demanding boranes like 9-BB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ilezhaev Reaction</text:p>
          </table:table-cell>
          <table:table-cell office:value-type="string" calcext:value-type="string">
            <text:p>epoxidation</text:p>
          </table:table-cell>
          <table:table-cell office:value-type="string" calcext:value-type="string">
            <text:p>double bond, olefin</text:p>
          </table:table-cell>
          <table:table-cell office:value-type="string" calcext:value-type="string">
            <text:p>peroxyacids (peracids) like mCPBA (meta-chloroperoxybenzoic adic)</text:p>
          </table:table-cell>
          <table:table-cell office:value-type="string" calcext:value-type="string">
            <text:p>epoxide</text:p>
          </table:table-cell>
          <table:table-cell table:number-columns-repeated="2"/>
          <table:table-cell office:value-type="string" calcext:value-type="string">
            <text:p>stereospecific syn-addition (E → trans and Z → cis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<text:span text:style-name="T1">Jacobsen-Katsuki Epoxidation, </text:span>Jacobsen-Katsuki Reaction, Jacobsen Epoxidation</text:p>
          </table:table-cell>
          <table:table-cell office:value-type="string" calcext:value-type="string">
            <text:p>enantionselective epoxidation</text:p>
          </table:table-cell>
          <table:table-cell office:value-type="string" calcext:value-type="string">
            <text:p>cis double bond, cis-olefin</text:p>
          </table:table-cell>
          <table:table-cell office:value-type="string" calcext:value-type="string">
            <text:p>sodium hypochlorite (oxidant), manganese salene complex (catalyst), 4-PPNO (4-phenylpyridine-N-oxide) as additive</text:p>
          </table:table-cell>
          <table:table-cell office:value-type="string" calcext:value-type="string">
            <text:p>epoxide</text:p>
          </table:table-cell>
          <table:table-cell office:value-type="string" calcext:value-type="string">
            <text:p>methylene chloride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llows more educts than Sharpless epoxidation (aryl, alkyl, alkenyl, alkynyl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<text:span text:style-name="T1">Sharpless Epoxidation, Sharpless-Katsuki Epoxidation, </text:span>Sharpless-Katsuki Reaction</text:p>
          </table:table-cell>
          <table:table-cell office:value-type="string" calcext:value-type="string">
            <text:p>enantionselective epoxidation</text:p>
          </table:table-cell>
          <table:table-cell office:value-type="string" calcext:value-type="string">
            <text:p>prochiral allylic alcohol</text:p>
          </table:table-cell>
          <table:table-cell office:value-type="string" calcext:value-type="string">
            <text:p>titanium(IV) tetraisopropylate (catalyst), tert-butylhydroperoxide (oxidant), D-(-)-diethyltartrate (chiral auxilliary)</text:p>
          </table:table-cell>
          <table:table-cell office:value-type="string" calcext:value-type="string">
            <text:p>epoxide</text:p>
          </table:table-cell>
          <table:table-cell office:value-type="string" calcext:value-type="string">
            <text:p>methylene chloride</text:p>
          </table:table-cell>
          <table:table-cell/>
          <table:table-cell office:value-type="string" calcext:value-type="string">
            <text:p>readily available chiral component, high chemo- and enantioselectiv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john Dihydroxyl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double bond, olefin</text:p>
          </table:table-cell>
          <table:table-cell office:value-type="string" calcext:value-type="string">
            <text:p>osmium tetroxide (catalyst), NMO (N-methylmorpholine N-oxide) as oxidant</text:p>
          </table:table-cell>
          <table:table-cell office:value-type="string" calcext:value-type="string">
            <text:p>1,2-diol</text:p>
          </table:table-cell>
          <table:table-cell office:value-type="string" calcext:value-type="string">
            <text:p>RT, acetone/water mixture</text:p>
          </table:table-cell>
          <table:table-cell/>
          <table:table-cell office:value-type="string" calcext:value-type="string">
            <text:p>syn-selective</text:p>
          </table:table-cell>
          <table:table-cell office:value-type="string" calcext:value-type="string">
            <text:p>osmium tetroxide is very toxic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emieux-Johnson Oxidation, Malaprade-Lemieux-Johnson Oxidation</text:p>
          </table:table-cell>
          <table:table-cell office:value-type="string" calcext:value-type="string">
            <text:p>oxidation, oxidative cleavage</text:p>
          </table:table-cell>
          <table:table-cell office:value-type="string" calcext:value-type="string">
            <text:p>double bond, olefin</text:p>
          </table:table-cell>
          <table:table-cell office:value-type="string" calcext:value-type="string">
            <text:p>osmium tetroxide (catalyst), NMO (N-methylmorpholine N-oxide) as oxidant, sodium periodate (oxidant), sodium hydrogencarbonate</text:p>
          </table:table-cell>
          <table:table-cell office:value-type="string" calcext:value-type="string">
            <text:p>aldehyde</text:p>
          </table:table-cell>
          <table:table-cell office:value-type="string" calcext:value-type="string">
            <text:p>RT or lower, tert-butanol/water/THF mixture</text:p>
          </table:table-cell>
          <table:table-cell office:value-type="string" calcext:value-type="string">
            <text:p>silylethers</text:p>
          </table:table-cell>
          <table:table-cell/>
          <table:table-cell office:value-type="string" calcext:value-type="string">
            <text:p><text:span text:style-name="T1">osmium tetroxide is very toxic, </text:span>many side products without non-nucleophilic bas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<text:span text:style-name="T1">Sharpless  Dihydroxylation, </text:span>Sharpless Antisymmetric Dihydroxylation, SAD, 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double bond, prochiral olefin</text:p>
          </table:table-cell>
          <table:table-cell office:value-type="string" calcext:value-type="string">
            <text:p>osmium tetroxide equivalent (catalyst), NMO (N-methylmorpholine N-oxide) or potassium ferricyanide as oxidant, chiral dihydroquinone like (DHQ)2-PHAL </text:p>
          </table:table-cell>
          <table:table-cell office:value-type="string" calcext:value-type="string">
            <text:p>1,2-diol</text:p>
          </table:table-cell>
          <table:table-cell office:value-type="string" calcext:value-type="string">
            <text:p>RT or lower, tert-butanol/water mixture</text:p>
          </table:table-cell>
          <table:table-cell/>
          <table:table-cell office:value-type="string" calcext:value-type="string">
            <text:p>complex ligand cheap, very high enantionselectivity</text:p>
          </table:table-cell>
          <table:table-cell office:value-type="string" calcext:value-type="string">
            <text:p>less efficient for cis-olefin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amao-Flemming Oxidation</text:p>
          </table:table-cell>
          <table:table-cell office:value-type="string" calcext:value-type="string">
            <text:p>oxidation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5"/>
        </table:table-row>
        <table:table-row table:style-name="ro5">
          <table:table-cell office:value-type="string" calcext:value-type="string">
            <text:p>Riley Oxidation, Selenium Dioxide Oxidati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activated methylene (allylic or alpha to carbonyl methyl/methylene/methine or 1,4-diketone)</text:p>
          </table:table-cell>
          <table:table-cell office:value-type="string" calcext:value-type="string">
            <text:p>selenium(IV) dioxide</text:p>
          </table:table-cell>
          <table:table-cell office:value-type="string" calcext:value-type="string">
            <text:p>allylic alcohol, 1,2-dicarbonyl, unsaturated 1,4-diketone</text:p>
          </table:table-cell>
          <table:table-cell office:value-type="string" calcext:value-type="string">
            <text:p>dioxane, acetic acid, water</text:p>
          </table:table-cell>
          <table:table-cell/>
          <table:table-cell office:value-type="string" calcext:value-type="string">
            <text:p>highly specific for carbonyls and olefins, mild oxidative conditions, also aldehydes in gas phase reaction possible</text:p>
          </table:table-cell>
          <table:table-cell office:value-type="string" calcext:value-type="string">
            <text:p>selenium(IV) dioxide is very toxic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 office:value-type="string" calcext:value-type="string">
            <text:p>Lindlar reduction, Lindlar reac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imide reduction, Diimide reaction</text:p>
          </table:table-cell>
          <table:table-cell/>
          <table:table-cell office:value-type="string" calcext:value-type="string">
            <text:p>alkyne</text:p>
          </table:table-cell>
          <table:table-cell/>
          <table:table-cell office:value-type="string" calcext:value-type="string">
            <text:p>Z-alke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rch reduction, Birch reac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d-Al reduction, Red-Al reac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ryker reduction, Stryker rea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kaiyama aldol reaction, Mukaiyama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s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ns aldol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c-boron-aldol rea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amune anti-aldol reaction, Masamune rea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erson anti-aldol reaction, Paterson reaction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.00.0000</text:date>, <text:time style:data-style-name="N2" text:time-value="13:30:23.9176679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21:29:15.464531221</meta:creation-date>
    <meta:generator>LibreOffice/6.0.7.3$Linux_X86_64 LibreOffice_project/00m0$Build-3</meta:generator>
    <dc:date>2020-12-17T14:57:03.440317059</dc:date>
    <meta:editing-duration>PT1H45M19S</meta:editing-duration>
    <meta:editing-cycles>13</meta:editing-cycles>
    <meta:document-statistic meta:table-count="1" meta:cell-count="193" meta:object-count="0"/>
  </office:meta>
</office:document-meta>
</file>